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8398in" svg:height="0.537in" svg:x="3.3799in" svg:y="-0.1402in"><text:p text:style-name="P1">Développement du site Easy meteo</text:p></draw:rect><draw:line text:anchor-type="paragraph" draw:z-index="1" draw:style-name="gr2" draw:text-style-name="P1" svg:x1="4.8272in" svg:y1="0.3965in" svg:x2="4.8272in" svg:y2="0.9882in"><text:p/></draw:line><draw:line text:anchor-type="paragraph" draw:z-index="2" draw:style-name="gr2" draw:text-style-name="P1" svg:x1="0.0654in" svg:y1="0.9882in" svg:x2="9.6937in" svg:y2="0.9882in"><text:p/></draw:line><draw:rect text:anchor-type="paragraph" draw:z-index="3" draw:style-name="gr1" draw:text-style-name="P1" svg:width="0.6252in" svg:height="0.4748in" svg:x="-0.2134in" svg:y="1.5618in"><text:p text:style-name="P1">BdD</text:p></draw:rect><draw:line text:anchor-type="paragraph" draw:z-index="4" draw:style-name="gr2" draw:text-style-name="P1" svg:x1="0.0764in" svg:y1="2.0362in" svg:x2="0.0764in" svg:y2="2.2555in"><text:p/></draw:line><draw:line text:anchor-type="paragraph" draw:z-index="5" draw:style-name="gr2" draw:text-style-name="P2" svg:x1="-0.515in" svg:y1="2.2555in" svg:x2="0.6665in" svg:y2="2.2555in"><text:p/></draw:line><draw:line text:anchor-type="paragraph" draw:z-index="6" draw:style-name="gr2" draw:text-style-name="P1" svg:x1="-0.5146in" svg:y1="2.2555in" svg:x2="-0.5146in" svg:y2="2.5335in"><text:p/></draw:line><draw:rect text:anchor-type="paragraph" draw:z-index="7" draw:style-name="gr1" draw:text-style-name="P1" svg:width="0.6717in" svg:height="0.2441in" svg:x="-0.7453in" svg:y="2.539in"><text:p text:style-name="P1">Étude</text:p></draw:rect><draw:line text:anchor-type="paragraph" draw:z-index="8" draw:style-name="gr2" draw:text-style-name="P1" svg:x1="0.6665in" svg:y1="2.2555in" svg:x2="0.6665in" svg:y2="2.5335in"><text:p/></draw:line><draw:rect text:anchor-type="paragraph" draw:z-index="9" draw:style-name="gr1" draw:text-style-name="P1" svg:width="1.1579in" svg:height="0.2551in" svg:x="0.122in" svg:y="2.5335in"><text:p text:style-name="P1">Implémentation</text:p></draw:rect><draw:line text:anchor-type="paragraph" draw:z-index="10" draw:style-name="gr2" draw:text-style-name="P1" svg:x1="0.0654in" svg:y1="0.9882in" svg:x2="0.0764in" svg:y2="1.5618in"><text:p/></draw:line><draw:line text:anchor-type="paragraph" draw:z-index="11" draw:style-name="gr2" draw:text-style-name="P1" svg:x1="2.3799in" svg:y1="0.9882in" svg:x2="2.3909in" svg:y2="1.5618in"><text:p/></draw:line><draw:rect text:anchor-type="paragraph" draw:z-index="12" draw:style-name="gr1" draw:text-style-name="P1" svg:width="0.9953in" svg:height="0.4748in" svg:x="1.8937in" svg:y="1.5618in"><text:p text:style-name="P1">Absorbtion</text:p></draw:rect><draw:line text:anchor-type="paragraph" draw:z-index="13" draw:style-name="gr2" draw:text-style-name="P1" svg:x1="2.3909in" svg:y1="2.0362in" svg:x2="2.3909in" svg:y2="2.2555in"><text:p/></draw:line><draw:line text:anchor-type="paragraph" draw:z-index="14" draw:style-name="gr2" draw:text-style-name="P2" svg:x1="1.8004in" svg:y1="2.2555in" svg:x2="2.9819in" svg:y2="2.2555in"><text:p/></draw:line><draw:line text:anchor-type="paragraph" draw:z-index="15" draw:style-name="gr2" draw:text-style-name="P1" svg:x1="1.8008in" svg:y1="2.2555in" svg:x2="1.8008in" svg:y2="2.5335in"><text:p/></draw:line><draw:line text:anchor-type="paragraph" draw:z-index="16" draw:style-name="gr2" draw:text-style-name="P1" svg:x1="2.9819in" svg:y1="2.2555in" svg:x2="2.9819in" svg:y2="2.5335in"><text:p/></draw:line><draw:rect text:anchor-type="paragraph" draw:z-index="17" draw:style-name="gr1" draw:text-style-name="P1" svg:width="0.926in" svg:height="0.9787in" svg:x="1.4083in" svg:y="2.539in"><text:p text:style-name="P1">Récupération</text:p><text:p text:style-name="P1">des données</text:p><text:p text:style-name="P1">du site</text:p></draw:rect><draw:rect text:anchor-type="paragraph" draw:z-index="18" draw:style-name="gr1" draw:text-style-name="P1" svg:width="1.1579in" svg:height="0.8803in" svg:x="2.4598in" svg:y="2.5335in"><text:p text:style-name="P1">Enregistrement</text:p><text:p text:style-name="P1">des</text:p><text:p text:style-name="P1">données dans</text:p><text:p text:style-name="P1">la BdD</text:p></draw:rect><draw:line text:anchor-type="paragraph" draw:z-index="19" draw:style-name="gr2" draw:text-style-name="P1" svg:x1="4.0126in" svg:y1="0.9882in" svg:x2="4.0236in" svg:y2="1.5618in"><text:p/></draw:line><draw:line text:anchor-type="paragraph" draw:z-index="20" draw:style-name="gr2" draw:text-style-name="P1" svg:x1="5.7138in" svg:y1="0.9882in" svg:x2="5.7248in" svg:y2="1.5618in"><text:p/></draw:line><draw:rect text:anchor-type="paragraph" draw:z-index="21" draw:style-name="gr1" draw:text-style-name="P1" svg:width="0.8335in" svg:height="0.4748in" svg:x="3.6654in" svg:y="1.5618in"><text:p text:style-name="P1">Recherche</text:p></draw:rect><draw:rect text:anchor-type="paragraph" draw:z-index="22" draw:style-name="gr1" draw:text-style-name="P1" svg:width="0.8335in" svg:height="0.4748in" svg:x="5.3201in" svg:y="1.5272in"><text:p text:style-name="P1">Affichage</text:p></draw:rect><draw:line text:anchor-type="paragraph" draw:z-index="23" draw:style-name="gr2" draw:text-style-name="P1" svg:x1="5.7591in" svg:y1="2.0016in" svg:x2="5.7591in" svg:y2="2.2209in"><text:p/></draw:line><draw:line text:anchor-type="paragraph" draw:z-index="24" draw:style-name="gr2" draw:text-style-name="P2" svg:x1="4.5937in" svg:y1="2.2173in" svg:x2="7.4819in" svg:y2="2.2272in"><text:p/></draw:line><draw:line text:anchor-type="paragraph" draw:z-index="25" draw:style-name="gr2" draw:text-style-name="P1" svg:x1="4.5937in" svg:y1="2.2173in" svg:x2="4.5937in" svg:y2="2.4953in"><text:p/></draw:line><draw:rect text:anchor-type="paragraph" draw:z-index="26" draw:style-name="gr1" draw:text-style-name="P1" svg:width="1.1579in" svg:height="0.5488in" svg:x="4.0335in" svg:y="2.5047in"><text:p text:style-name="P1">Affichage </text:p><text:p text:style-name="P1">par mois</text:p></draw:rect><draw:rect text:anchor-type="paragraph" draw:z-index="27" draw:style-name="gr1" draw:text-style-name="P1" svg:width="1.1579in" svg:height="0.5488in" svg:x="5.5484in" svg:y="2.5047in"><text:p text:style-name="P1">Affichage </text:p><text:p text:style-name="P1">par période</text:p></draw:rect><draw:rect text:anchor-type="paragraph" draw:z-index="28" draw:style-name="gr1" draw:text-style-name="P1" svg:width="1.1579in" svg:height="0.5488in" svg:x="6.9665in" svg:y="2.5047in"><text:p text:style-name="P1">Affichage </text:p><text:p text:style-name="P1">général</text:p></draw:rect><draw:line text:anchor-type="paragraph" draw:z-index="29" draw:style-name="gr2" draw:text-style-name="P1" svg:x1="6.1091in" svg:y1="2.2173in" svg:x2="6.1091in" svg:y2="2.4953in"><text:p/></draw:line><draw:line text:anchor-type="paragraph" draw:z-index="30" draw:style-name="gr2" draw:text-style-name="P1" svg:x1="7.4819in" svg:y1="2.2272in" svg:x2="7.4819in" svg:y2="2.5051in"><text:p/></draw:line><draw:line text:anchor-type="paragraph" draw:z-index="31" draw:style-name="gr2" draw:text-style-name="P1" svg:x1="8.3909in" svg:y1="0.9882in" svg:x2="8.402in" svg:y2="1.5618in"><text:p/></draw:line><draw:rect text:anchor-type="paragraph" draw:z-index="32" draw:style-name="gr1" draw:text-style-name="P1" svg:width="0.8335in" svg:height="0.4748in" svg:x="7.9972in" svg:y="1.5272in"><text:p text:style-name="P1">Style</text:p></draw:rect><draw:line text:anchor-type="paragraph" draw:z-index="33" draw:style-name="gr2" draw:text-style-name="P1" svg:x1="9.6827in" svg:y1="0.9882in" svg:x2="9.6937in" svg:y2="1.5618in"><text:p/></draw:line><draw:rect text:anchor-type="paragraph" draw:z-index="34" draw:style-name="gr1" draw:text-style-name="P1" svg:width="0.8335in" svg:height="0.4748in" svg:x="9.289in" svg:y="1.5272in"><text:p text:style-name="P1">Test</text:p></draw:rect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09:26:23.677770036</meta:creation-date>
    <dc:date>2015-09-21T09:49:25.982571347</dc:date>
    <meta:editing-duration>PT12M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